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 style:master-page-name="HTML">
      <style:paragraph-properties style:page-number="auto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Text_20_body" style:list-style-name="L5">
      <style:paragraph-properties fo:margin-top="0in" fo:margin-bottom="0in"/>
    </style:style>
    <style:style style:name="P16" style:family="paragraph" style:parent-style-name="Text_20_body" style:list-style-name="L6">
      <style:paragraph-properties fo:margin-top="0in" fo:margin-bottom="0in"/>
    </style:style>
    <style:style style:name="P17" style:family="paragraph" style:parent-style-name="Text_20_body" style:list-style-name="L7">
      <style:paragraph-properties fo:margin-top="0in" fo:margin-bottom="0in"/>
    </style:style>
    <style:style style:name="P18" style:family="paragraph" style:parent-style-name="Text_20_body" style:list-style-name="L8">
      <style:paragraph-properties fo:margin-top="0in" fo:margin-bottom="0in"/>
    </style:style>
    <style:style style:name="T1" style:family="text">
      <style:text-properties fo:font-weight="bold"/>
    </style:style>
    <text:list-style style:name="L1">
      <text:list-level-style-bullet text:level="1" text:style-name="Bullet_5f_20_5f_Symbols" text:bullet-char="•">
        <style:list-level-properties text:space-before="0.2945in" text:min-label-width="0.1965in"/>
      </text:list-level-style-bullet>
      <text:list-level-style-bullet text:level="2" text:style-name="Bullet_5f_20_5f_Symbols" text:bullet-char="•">
        <style:list-level-properties text:space-before="0.7854in" text:min-label-width="0.1965in"/>
      </text:list-level-style-bullet>
      <text:list-level-style-bullet text:level="3" text:style-name="Bullet_5f_20_5f_Symbols" text:bullet-char="•">
        <style:list-level-properties text:space-before="1.2764in" text:min-label-width="0.1965in"/>
      </text:list-level-style-bullet>
      <text:list-level-style-bullet text:level="4" text:style-name="Bullet_5f_20_5f_Symbols" text:bullet-char="•">
        <style:list-level-properties text:space-before="1.7673in" text:min-label-width="0.1965in"/>
      </text:list-level-style-bullet>
      <text:list-level-style-bullet text:level="5" text:style-name="Bullet_5f_20_5f_Symbols" text:bullet-char="•">
        <style:list-level-properties text:space-before="2.2583in" text:min-label-width="0.1965in"/>
      </text:list-level-style-bullet>
      <text:list-level-style-bullet text:level="6" text:style-name="Bullet_5f_20_5f_Symbols" text:bullet-char="•">
        <style:list-level-properties text:space-before="2.7492in" text:min-label-width="0.1965in"/>
      </text:list-level-style-bullet>
      <text:list-level-style-bullet text:level="7" text:style-name="Bullet_5f_20_5f_Symbols" text:bullet-char="•">
        <style:list-level-properties text:space-before="3.2402in" text:min-label-width="0.1965in"/>
      </text:list-level-style-bullet>
      <text:list-level-style-bullet text:level="8" text:style-name="Bullet_5f_20_5f_Symbols" text:bullet-char="•">
        <style:list-level-properties text:space-before="3.7315in" text:min-label-width="0.1965in"/>
      </text:list-level-style-bullet>
      <text:list-level-style-bullet text:level="9" text:style-name="Bullet_5f_20_5f_Symbols" text:bullet-char="•">
        <style:list-level-properties text:space-before="4.2224in" text:min-label-width="0.1965in"/>
      </text:list-level-style-bullet>
      <text:list-level-style-bullet text:level="10" text:style-name="Bullet_5f_20_5f_Symbols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5f_20_5f_Symbols" text:bullet-char="•">
        <style:list-level-properties text:space-before="0.2945in" text:min-label-width="0.1965in"/>
      </text:list-level-style-bullet>
      <text:list-level-style-bullet text:level="2" text:style-name="Bullet_5f_20_5f_Symbols" text:bullet-char="•">
        <style:list-level-properties text:space-before="0.7854in" text:min-label-width="0.1965in"/>
      </text:list-level-style-bullet>
      <text:list-level-style-bullet text:level="3" text:style-name="Bullet_5f_20_5f_Symbols" text:bullet-char="•">
        <style:list-level-properties text:space-before="1.2764in" text:min-label-width="0.1965in"/>
      </text:list-level-style-bullet>
      <text:list-level-style-bullet text:level="4" text:style-name="Bullet_5f_20_5f_Symbols" text:bullet-char="•">
        <style:list-level-properties text:space-before="1.7673in" text:min-label-width="0.1965in"/>
      </text:list-level-style-bullet>
      <text:list-level-style-bullet text:level="5" text:style-name="Bullet_5f_20_5f_Symbols" text:bullet-char="•">
        <style:list-level-properties text:space-before="2.2583in" text:min-label-width="0.1965in"/>
      </text:list-level-style-bullet>
      <text:list-level-style-bullet text:level="6" text:style-name="Bullet_5f_20_5f_Symbols" text:bullet-char="•">
        <style:list-level-properties text:space-before="2.7492in" text:min-label-width="0.1965in"/>
      </text:list-level-style-bullet>
      <text:list-level-style-bullet text:level="7" text:style-name="Bullet_5f_20_5f_Symbols" text:bullet-char="•">
        <style:list-level-properties text:space-before="3.2402in" text:min-label-width="0.1965in"/>
      </text:list-level-style-bullet>
      <text:list-level-style-bullet text:level="8" text:style-name="Bullet_5f_20_5f_Symbols" text:bullet-char="•">
        <style:list-level-properties text:space-before="3.7315in" text:min-label-width="0.1965in"/>
      </text:list-level-style-bullet>
      <text:list-level-style-bullet text:level="9" text:style-name="Bullet_5f_20_5f_Symbols" text:bullet-char="•">
        <style:list-level-properties text:space-before="4.2224in" text:min-label-width="0.1965in"/>
      </text:list-level-style-bullet>
      <text:list-level-style-bullet text:level="10" text:style-name="Bullet_5f_20_5f_Symbols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5f_20_5f_Symbols" text:bullet-char="•">
        <style:list-level-properties text:space-before="0.2945in" text:min-label-width="0.1965in"/>
      </text:list-level-style-bullet>
      <text:list-level-style-bullet text:level="2" text:style-name="Bullet_5f_20_5f_Symbols" text:bullet-char="•">
        <style:list-level-properties text:space-before="0.7854in" text:min-label-width="0.1965in"/>
      </text:list-level-style-bullet>
      <text:list-level-style-bullet text:level="3" text:style-name="Bullet_5f_20_5f_Symbols" text:bullet-char="•">
        <style:list-level-properties text:space-before="1.2764in" text:min-label-width="0.1965in"/>
      </text:list-level-style-bullet>
      <text:list-level-style-bullet text:level="4" text:style-name="Bullet_5f_20_5f_Symbols" text:bullet-char="•">
        <style:list-level-properties text:space-before="1.7673in" text:min-label-width="0.1965in"/>
      </text:list-level-style-bullet>
      <text:list-level-style-bullet text:level="5" text:style-name="Bullet_5f_20_5f_Symbols" text:bullet-char="•">
        <style:list-level-properties text:space-before="2.2583in" text:min-label-width="0.1965in"/>
      </text:list-level-style-bullet>
      <text:list-level-style-bullet text:level="6" text:style-name="Bullet_5f_20_5f_Symbols" text:bullet-char="•">
        <style:list-level-properties text:space-before="2.7492in" text:min-label-width="0.1965in"/>
      </text:list-level-style-bullet>
      <text:list-level-style-bullet text:level="7" text:style-name="Bullet_5f_20_5f_Symbols" text:bullet-char="•">
        <style:list-level-properties text:space-before="3.2402in" text:min-label-width="0.1965in"/>
      </text:list-level-style-bullet>
      <text:list-level-style-bullet text:level="8" text:style-name="Bullet_5f_20_5f_Symbols" text:bullet-char="•">
        <style:list-level-properties text:space-before="3.7315in" text:min-label-width="0.1965in"/>
      </text:list-level-style-bullet>
      <text:list-level-style-bullet text:level="9" text:style-name="Bullet_5f_20_5f_Symbols" text:bullet-char="•">
        <style:list-level-properties text:space-before="4.2224in" text:min-label-width="0.1965in"/>
      </text:list-level-style-bullet>
      <text:list-level-style-bullet text:level="10" text:style-name="Bullet_5f_20_5f_Symbols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5f_20_5f_Symbols" text:bullet-char="•">
        <style:list-level-properties text:space-before="0.2945in" text:min-label-width="0.1965in"/>
      </text:list-level-style-bullet>
      <text:list-level-style-bullet text:level="2" text:style-name="Bullet_5f_20_5f_Symbols" text:bullet-char="•">
        <style:list-level-properties text:space-before="0.7854in" text:min-label-width="0.1965in"/>
      </text:list-level-style-bullet>
      <text:list-level-style-bullet text:level="3" text:style-name="Bullet_5f_20_5f_Symbols" text:bullet-char="•">
        <style:list-level-properties text:space-before="1.2764in" text:min-label-width="0.1965in"/>
      </text:list-level-style-bullet>
      <text:list-level-style-bullet text:level="4" text:style-name="Bullet_5f_20_5f_Symbols" text:bullet-char="•">
        <style:list-level-properties text:space-before="1.7673in" text:min-label-width="0.1965in"/>
      </text:list-level-style-bullet>
      <text:list-level-style-bullet text:level="5" text:style-name="Bullet_5f_20_5f_Symbols" text:bullet-char="•">
        <style:list-level-properties text:space-before="2.2583in" text:min-label-width="0.1965in"/>
      </text:list-level-style-bullet>
      <text:list-level-style-bullet text:level="6" text:style-name="Bullet_5f_20_5f_Symbols" text:bullet-char="•">
        <style:list-level-properties text:space-before="2.7492in" text:min-label-width="0.1965in"/>
      </text:list-level-style-bullet>
      <text:list-level-style-bullet text:level="7" text:style-name="Bullet_5f_20_5f_Symbols" text:bullet-char="•">
        <style:list-level-properties text:space-before="3.2402in" text:min-label-width="0.1965in"/>
      </text:list-level-style-bullet>
      <text:list-level-style-bullet text:level="8" text:style-name="Bullet_5f_20_5f_Symbols" text:bullet-char="•">
        <style:list-level-properties text:space-before="3.7315in" text:min-label-width="0.1965in"/>
      </text:list-level-style-bullet>
      <text:list-level-style-bullet text:level="9" text:style-name="Bullet_5f_20_5f_Symbols" text:bullet-char="•">
        <style:list-level-properties text:space-before="4.2224in" text:min-label-width="0.1965in"/>
      </text:list-level-style-bullet>
      <text:list-level-style-bullet text:level="10" text:style-name="Bullet_5f_20_5f_Symbols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5f_20_5f_Symbols" text:bullet-char="•">
        <style:list-level-properties text:space-before="0.2945in" text:min-label-width="0.1965in"/>
      </text:list-level-style-bullet>
      <text:list-level-style-bullet text:level="2" text:style-name="Bullet_5f_20_5f_Symbols" text:bullet-char="•">
        <style:list-level-properties text:space-before="0.7854in" text:min-label-width="0.1965in"/>
      </text:list-level-style-bullet>
      <text:list-level-style-bullet text:level="3" text:style-name="Bullet_5f_20_5f_Symbols" text:bullet-char="•">
        <style:list-level-properties text:space-before="1.2764in" text:min-label-width="0.1965in"/>
      </text:list-level-style-bullet>
      <text:list-level-style-bullet text:level="4" text:style-name="Bullet_5f_20_5f_Symbols" text:bullet-char="•">
        <style:list-level-properties text:space-before="1.7673in" text:min-label-width="0.1965in"/>
      </text:list-level-style-bullet>
      <text:list-level-style-bullet text:level="5" text:style-name="Bullet_5f_20_5f_Symbols" text:bullet-char="•">
        <style:list-level-properties text:space-before="2.2583in" text:min-label-width="0.1965in"/>
      </text:list-level-style-bullet>
      <text:list-level-style-bullet text:level="6" text:style-name="Bullet_5f_20_5f_Symbols" text:bullet-char="•">
        <style:list-level-properties text:space-before="2.7492in" text:min-label-width="0.1965in"/>
      </text:list-level-style-bullet>
      <text:list-level-style-bullet text:level="7" text:style-name="Bullet_5f_20_5f_Symbols" text:bullet-char="•">
        <style:list-level-properties text:space-before="3.2402in" text:min-label-width="0.1965in"/>
      </text:list-level-style-bullet>
      <text:list-level-style-bullet text:level="8" text:style-name="Bullet_5f_20_5f_Symbols" text:bullet-char="•">
        <style:list-level-properties text:space-before="3.7315in" text:min-label-width="0.1965in"/>
      </text:list-level-style-bullet>
      <text:list-level-style-bullet text:level="9" text:style-name="Bullet_5f_20_5f_Symbols" text:bullet-char="•">
        <style:list-level-properties text:space-before="4.2224in" text:min-label-width="0.1965in"/>
      </text:list-level-style-bullet>
      <text:list-level-style-bullet text:level="10" text:style-name="Bullet_5f_20_5f_Symbols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5f_20_5f_Symbols" text:bullet-char="•">
        <style:list-level-properties text:space-before="0.2945in" text:min-label-width="0.1965in"/>
      </text:list-level-style-bullet>
      <text:list-level-style-bullet text:level="2" text:style-name="Bullet_5f_20_5f_Symbols" text:bullet-char="•">
        <style:list-level-properties text:space-before="0.7854in" text:min-label-width="0.1965in"/>
      </text:list-level-style-bullet>
      <text:list-level-style-bullet text:level="3" text:style-name="Bullet_5f_20_5f_Symbols" text:bullet-char="•">
        <style:list-level-properties text:space-before="1.2764in" text:min-label-width="0.1965in"/>
      </text:list-level-style-bullet>
      <text:list-level-style-bullet text:level="4" text:style-name="Bullet_5f_20_5f_Symbols" text:bullet-char="•">
        <style:list-level-properties text:space-before="1.7673in" text:min-label-width="0.1965in"/>
      </text:list-level-style-bullet>
      <text:list-level-style-bullet text:level="5" text:style-name="Bullet_5f_20_5f_Symbols" text:bullet-char="•">
        <style:list-level-properties text:space-before="2.2583in" text:min-label-width="0.1965in"/>
      </text:list-level-style-bullet>
      <text:list-level-style-bullet text:level="6" text:style-name="Bullet_5f_20_5f_Symbols" text:bullet-char="•">
        <style:list-level-properties text:space-before="2.7492in" text:min-label-width="0.1965in"/>
      </text:list-level-style-bullet>
      <text:list-level-style-bullet text:level="7" text:style-name="Bullet_5f_20_5f_Symbols" text:bullet-char="•">
        <style:list-level-properties text:space-before="3.2402in" text:min-label-width="0.1965in"/>
      </text:list-level-style-bullet>
      <text:list-level-style-bullet text:level="8" text:style-name="Bullet_5f_20_5f_Symbols" text:bullet-char="•">
        <style:list-level-properties text:space-before="3.7315in" text:min-label-width="0.1965in"/>
      </text:list-level-style-bullet>
      <text:list-level-style-bullet text:level="9" text:style-name="Bullet_5f_20_5f_Symbols" text:bullet-char="•">
        <style:list-level-properties text:space-before="4.2224in" text:min-label-width="0.1965in"/>
      </text:list-level-style-bullet>
      <text:list-level-style-bullet text:level="10" text:style-name="Bullet_5f_20_5f_Symbols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5f_20_5f_Symbols" text:bullet-char="•">
        <style:list-level-properties text:space-before="0.2945in" text:min-label-width="0.1965in"/>
      </text:list-level-style-bullet>
      <text:list-level-style-bullet text:level="2" text:style-name="Bullet_5f_20_5f_Symbols" text:bullet-char="•">
        <style:list-level-properties text:space-before="0.7854in" text:min-label-width="0.1965in"/>
      </text:list-level-style-bullet>
      <text:list-level-style-bullet text:level="3" text:style-name="Bullet_5f_20_5f_Symbols" text:bullet-char="•">
        <style:list-level-properties text:space-before="1.2764in" text:min-label-width="0.1965in"/>
      </text:list-level-style-bullet>
      <text:list-level-style-bullet text:level="4" text:style-name="Bullet_5f_20_5f_Symbols" text:bullet-char="•">
        <style:list-level-properties text:space-before="1.7673in" text:min-label-width="0.1965in"/>
      </text:list-level-style-bullet>
      <text:list-level-style-bullet text:level="5" text:style-name="Bullet_5f_20_5f_Symbols" text:bullet-char="•">
        <style:list-level-properties text:space-before="2.2583in" text:min-label-width="0.1965in"/>
      </text:list-level-style-bullet>
      <text:list-level-style-bullet text:level="6" text:style-name="Bullet_5f_20_5f_Symbols" text:bullet-char="•">
        <style:list-level-properties text:space-before="2.7492in" text:min-label-width="0.1965in"/>
      </text:list-level-style-bullet>
      <text:list-level-style-bullet text:level="7" text:style-name="Bullet_5f_20_5f_Symbols" text:bullet-char="•">
        <style:list-level-properties text:space-before="3.2402in" text:min-label-width="0.1965in"/>
      </text:list-level-style-bullet>
      <text:list-level-style-bullet text:level="8" text:style-name="Bullet_5f_20_5f_Symbols" text:bullet-char="•">
        <style:list-level-properties text:space-before="3.7315in" text:min-label-width="0.1965in"/>
      </text:list-level-style-bullet>
      <text:list-level-style-bullet text:level="9" text:style-name="Bullet_5f_20_5f_Symbols" text:bullet-char="•">
        <style:list-level-properties text:space-before="4.2224in" text:min-label-width="0.1965in"/>
      </text:list-level-style-bullet>
      <text:list-level-style-bullet text:level="10" text:style-name="Bullet_5f_20_5f_Symbols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5f_20_5f_Symbols" text:bullet-char="•">
        <style:list-level-properties text:space-before="0.2945in" text:min-label-width="0.1965in"/>
      </text:list-level-style-bullet>
      <text:list-level-style-bullet text:level="2" text:style-name="Bullet_5f_20_5f_Symbols" text:bullet-char="•">
        <style:list-level-properties text:space-before="0.7854in" text:min-label-width="0.1965in"/>
      </text:list-level-style-bullet>
      <text:list-level-style-bullet text:level="3" text:style-name="Bullet_5f_20_5f_Symbols" text:bullet-char="•">
        <style:list-level-properties text:space-before="1.2764in" text:min-label-width="0.1965in"/>
      </text:list-level-style-bullet>
      <text:list-level-style-bullet text:level="4" text:style-name="Bullet_5f_20_5f_Symbols" text:bullet-char="•">
        <style:list-level-properties text:space-before="1.7673in" text:min-label-width="0.1965in"/>
      </text:list-level-style-bullet>
      <text:list-level-style-bullet text:level="5" text:style-name="Bullet_5f_20_5f_Symbols" text:bullet-char="•">
        <style:list-level-properties text:space-before="2.2583in" text:min-label-width="0.1965in"/>
      </text:list-level-style-bullet>
      <text:list-level-style-bullet text:level="6" text:style-name="Bullet_5f_20_5f_Symbols" text:bullet-char="•">
        <style:list-level-properties text:space-before="2.7492in" text:min-label-width="0.1965in"/>
      </text:list-level-style-bullet>
      <text:list-level-style-bullet text:level="7" text:style-name="Bullet_5f_20_5f_Symbols" text:bullet-char="•">
        <style:list-level-properties text:space-before="3.2402in" text:min-label-width="0.1965in"/>
      </text:list-level-style-bullet>
      <text:list-level-style-bullet text:level="8" text:style-name="Bullet_5f_20_5f_Symbols" text:bullet-char="•">
        <style:list-level-properties text:space-before="3.7315in" text:min-label-width="0.1965in"/>
      </text:list-level-style-bullet>
      <text:list-level-style-bullet text:level="9" text:style-name="Bullet_5f_20_5f_Symbols" text:bullet-char="•">
        <style:list-level-properties text:space-before="4.2224in" text:min-label-width="0.1965in"/>
      </text:list-level-style-bullet>
      <text:list-level-style-bullet text:level="10" text:style-name="Bullet_5f_20_5f_Symbols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Gebietserkennung <text:s text:c="6"/>1UDceh29b4</text:span><text:line-break/><text:line-break/><text:span text:style-name="T1">1. Umgangssprachliche Erläuterung: (Verena)</text:span></text:p>
      <text:list xml:id="list11606171481" text:style-name="L1">
        <text:list-item>
          <text:p text:style-name="P11">In einem (homogen) leitfähigen Gebiet Omega suchen wir eine Inhomogenität D (z.b. Isolator, oder perfekt leitend)</text:p>
        </text:list-item>
        <text:list-item>
          <text:p text:style-name="P11">Beispiel dafür z.B: Tomographie / Minensuche</text:p>
        </text:list-item>
        <text:list-item>
          <text:p text:style-name="P11">einzige Hilfsmittel: Spannung und Stromstärke auf dem äußeren Rand</text:p>
        </text:list-item>
        <text:list-item>
          <text:p text:style-name="P3"/>
        </text:list-item>
      </text:list>
      <text:p text:style-name="P1">2. Formulierung des Vorwärtsproblems in mathematischen Formeln (Verena)</text:p>
      <text:list xml:id="list771184723" text:style-name="L2">
        <text:list-item>
          <text:p text:style-name="P12">eigentlich div(k*grad(u)) = 0 mit leitfähigkeit k von Omega, vereinfacht mit k=1: Δu = 0</text:p>
        </text:list-item>
        <text:list-item>
          <text:p text:style-name="P12">D Leiter/Isolator: u = 0 auf Gamma (Leiter), du/dν = 0 auf Gamma (Isolator)</text:p>
        </text:list-item>
        <text:list-item>
          <text:p text:style-name="P12">u = f auf C (Spannungsvorgaben)</text:p>
        </text:list-item>
        <text:list-item>
          <text:p text:style-name="P12">du/dν = g auf C (Strommessungen, in Normalen-Richtung) </text:p>
        </text:list-item>
        <text:list-item>
          <text:p text:style-name="P4">Ist Gamma bekannt, so müssten sich g aus f, oder f aus g berechnen lassen =&gt; nächster Punkt</text:p>
        </text:list-item>
      </text:list>
      <text:p text:style-name="P1">3. Das Vorwärtsproblem: ein Randwertproblem (Verena)</text:p>
      <text:list xml:id="list276588265" text:style-name="L3">
        <text:list-item>
          <text:p text:style-name="P13">Dirichlet-Randbedingungen (z.B. u = 0 auf Gamma, u = f auf C)</text:p>
        </text:list-item>
        <text:list-item>
          <text:p text:style-name="P13">Neumann-Randbedingungen  (z.B. du/dν = g auf C)</text:p>
        </text:list-item>
        <text:list-item>
          <text:p text:style-name="P13">So ein Randwertproblem ist lösbar (siehe Theorie der (partiellen) DGLs)</text:p>
        </text:list-item>
        <text:list-item>
          <text:p text:style-name="P13">Lösbar mit Comsol:</text:p>
          <text:list>
            <text:list-item>
              <text:p text:style-name="P13">“Stationary Problem”</text:p>
            </text:list-item>
            <text:list-item>
              <text:p text:style-name="P13">Dirichlet -&gt; “Dirichlet-Constraint”</text:p>
            </text:list-item>
            <text:list-item>
              <text:p text:style-name="P5">Neumann -&gt; “Flux-Constraint”</text:p>
            </text:list-item>
          </text:list>
        </text:list-item>
      </text:list>
      <text:p text:style-name="P1">4. Das inverse Problem (Stephan)</text:p>
      <text:list xml:id="list1013855994" text:style-name="L4">
        <text:list-item>
          <text:p text:style-name="P14">Gesucht: Randkurve Gamma des inhomogenen Gebietes D</text:p>
        </text:list-item>
        <text:list-item>
          <text:p text:style-name="P14">Gegeben: f und zugehöriges, gemessenes g</text:p>
        </text:list-item>
        <text:list-item>
          <text:p text:style-name="P14">Im Folgenden grobe Formulierung, nicht mathematisch rigoros (im nächsten Abschnitt konkretere Diskretisierung)</text:p>
        </text:list-item>
        <text:list-item>
          <text:p text:style-name="P14">Sei F die Funktion, die das Vorwärtsproblem zu einem gebenen Rand mit Hilfe der g/Neumann-Daten löst: F(Γ') = f' = u|_C, wobei u Lösung von:</text:p>
          <text:list>
            <text:list-item>
              <text:p text:style-name="P14">Δu = 0</text:p>
            </text:list-item>
            <text:list-item>
              <text:p text:style-name="P14">u = 0 auf Γ</text:p>
            </text:list-item>
            <text:list-item>
              <text:p text:style-name="P14">du/dν = g auf C</text:p>
            </text:list-item>
          </text:list>
        </text:list-item>
        <text:list-item>
          <text:p text:style-name="P14">Mittels |f - f'| lässt sich feststellen, wie gut Γ' an der tatsächlichen Lösung Γ war.</text:p>
        </text:list-item>
        <text:list-item>
          <text:p text:style-name="P14">Wir suchen also ein Γ, das F(Γ) = f löst.</text:p>
        </text:list-item>
        <text:list-item>
          <text:p text:style-name="P14">Numerische Standardverfahren brauchen in der Regel auch die erste Ableitung F'. Diese lässt sich auch durch ein Randwertproblem ermitteln: F'(Γ)*h = w|_C, wobei w Lösung ist von:</text:p>
          <text:list>
            <text:list-item>
              <text:p text:style-name="P14">Δw = 0</text:p>
            </text:list-item>
            <text:list-item>
              <text:p text:style-name="P14">w = du/dν * h_ν auf Γ</text:p>
            </text:list-item>
            <text:list-item>
              <text:p text:style-name="P14">dw/dν = 0 auf C</text:p>
            </text:list-item>
            <text:list-item>
              <text:p text:style-name="P14">Hier bezeichnet u die Lösung im Vorwärtsproblem von F und h_ν die Änderung von Γ in Normalenrichtung.</text:p>
            </text:list-item>
            <text:list-item>
              <text:p text:style-name="P14">Jacobi-Matrix kann ermittelt werden durch n-faches Lösen des Vorwärtsproblems, wobei n die Anzahl der abhängigen Parameter von Γ ist.</text:p>
            </text:list-item>
          </text:list>
        </text:list-item>
        <text:list-item>
          <text:p text:style-name="P14">Nun können numerische Standardverfahren darauf angewendet werden, z.B. durch</text:p>
          <text:list>
            <text:list-item>
              <text:p text:style-name="P14">Verbesserung einer Anfangsnäherung:</text:p>
            </text:list-item>
            <text:list-item>
              <text:p text:style-name="P6">Lösen des Vorwärts-Problemes, Vergleich der berechneten Werte mit gemessenen für f bzw. g (Betrachte Leiter oder Isolator) -&gt; Berechnung einer besseren Näherung</text:p>
            </text:list-item>
          </text:list>
        </text:list-item>
      </text:list>
      <text:p text:style-name="P1">5. Diskretisierung und numerische Formulierung (Stephan)</text:p>
      <text:list xml:id="list1151306196" text:style-name="L5">
        <text:list-item>
          <text:p text:style-name="P15">f, g sind Funktionen in bisheriger Formulierung -&gt; Darstellung als n×3 Matrix: [x, y, f(x,y)], bzw. [x, y, g(x,y)]. Diese werden später von Comsol inter-/extrapoliert und auf den Rändern verwendet</text:p>
        </text:list-item>
        <text:list-item>
          <text:p text:style-name="P7">Γ, Ω sind differenzierbare Kurven in bisheriger Formulierung -&gt; Darstellung als n×2 Matrix [x, y]. Diese werden von Comsol spline-interpoliert, um glatte Kurven zu erzeugen.</text:p>
        </text:list-item>
      </text:list>
      <text:p text:style-name="P1"><text:soft-page-break/>6. Algorithmen (Verena)</text:p>
      <text:list xml:id="list1234039143" text:style-name="L6">
        <text:list-item>
          <text:p text:style-name="P16">fsolve von Matlab mit Finiten Differenzen, Levenberg-Marquardt-Verfahren</text:p>
        </text:list-item>
        <text:list-item>
          <text:p text:style-name="P16">-&gt; braucht recht viele Schritte für die FD-Berechnung</text:p>
        </text:list-item>
        <text:list-item>
          <text:p text:style-name="P16">Besser: Newton-Verfahren bei Kenntnis von H'(Gamma)</text:p>
          <text:list>
            <text:list-item>
              <text:p text:style-name="P8">Gauss-Newton?</text:p>
            </text:list-item>
          </text:list>
        </text:list-item>
      </text:list>
      <text:p text:style-name="P1">7. Implementierungsdetails und Probleme (Stephan)</text:p>
      <text:list xml:id="list1355064237" text:style-name="L7">
        <text:list-item>
          <text:p text:style-name="P17">H' </text:p>
        </text:list-item>
        <text:list-item>
          <text:p text:style-name="P17">f und g als (gemessene) Daten-Vektoren - Comsol braucht Funktionen -&gt; Inter/Extrapolation</text:p>
        </text:list-item>
        <text:list-item>
          <text:p text:style-name="P9">Anfangsnäherung muss recht genau sein</text:p>
        </text:list-item>
      </text:list>
      <text:p text:style-name="P1">8. Quellen</text:p>
      <text:list xml:id="list1147260014" text:style-name="L8">
        <text:list-item>
          <text:p text:style-name="P18">Paper: William Rundell...</text:p>
        </text:list-item>
        <text:list-item>
          <text:p text:style-name="P18">Numerik 2 Skript von Herrn Harrach</text:p>
        </text:list-item>
        <text:list-item>
          <text:p text:style-name="P10">Comsol-Modelle</text:p>
        </text:list-item>
        <text:list-item>
          <text:p text:style-name="P10"><text:a xlink:type="simple" xlink:href="http://www.mathematik.uni-wuerzburg.de/~borzi/proj_elliptic.pdf">http://www.mathematik.uni-wuerzburg.de/~borzi/proj_elliptic.pdf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5f_20_5f_Symbols" style:display-name="Bullet_20_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8T22:25:02</meta:creation-date>
    <dc:date>2014-01-18T22:28:07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54" meta:word-count="526" meta:character-count="3309" meta:non-whitespace-character-count="2872"/>
  </office:meta>
</office:document-meta>
</file>